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</text:span><text:span text:style-name="T2">V</text:span><text:span text:style-name="T2">irtualbox</text:span><text:span text:style-name="T1">安装</text:span><text:span text:style-name="T2">Ubuntu18.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Virutalbox是一款开源的虚拟机软件。</text:p>
              </text:list-item>
              <text:list-item>
                <text:p>由Sun Microsystems公司出品。</text:p>
              </text:list-item>
              <text:list-item>
                <text:p>Sun被Oracle收购以后，Virtualbox也属于Oracle所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Virtualbox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Virtualbox功能丰富，性能优异。</text:p>
              </text:list-item>
              <text:list-item>
                <text:p>Virutalbox是跨平台的，提供了Linux、Windows、MacOS版本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下载Virtualbox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网址：https://www.virtualbox.org/wiki/Downloads</text:p>
              </text:list-item>
              <text:list-item>
                <text:p>在Windows上，下载Windows hosts版本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安装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Virtualbox的安装非常简单，按照提示进行即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启动界面</text:p>
          </draw:text-box>
        </draw:frame>
        <draw:frame presentation:style-name="pr4" draw:layer="layout" svg:width="25.199cm" svg:height="11.51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创建虚拟机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创建虚拟机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4T00:54:29.121304616</dc:date>
    <meta:editing-duration>PT53M16S</meta:editing-duration>
    <meta:editing-cycles>25</meta:editing-cycles>
    <meta:generator>LibreOffice/6.0.7.3$Linux_X86_64 LibreOffice_project/00m0$Build-3</meta:generator>
    <meta:document-statistic meta:object-count="53"/>
  </office:meta>
</office:document-meta>
</file>